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v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table:style-name="Default" office:value-type="string" calcext:value-type="string">
            <text:p>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í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table:style-name="Default" office:value-type="string" calcext:value-type="string">
            <text:p>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<text:span text:style-name="T1">í</text:span>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í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table:style-name="Default" office:value-type="string" calcext:value-type="string">
            <text:p>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table:style-name="Default" office:value-type="string" calcext:value-type="string">
            <text:p>ió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table:style-name="Default" office:value-type="string" calcext:value-type="string">
            <text:p>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í</text:span>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5:57:56.133185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25T16:01:12.880525292</dc:date>
    <meta:editing-duration>PT1H5M</meta:editing-duration>
    <meta:editing-cycles>10</meta:editing-cycles>
    <meta:generator>LibreOffice/6.0.7.3$Linux_X86_64 LibreOffice_project/00m0$Build-3</meta:generator>
    <meta:document-statistic meta:table-count="1" meta:cell-count="430" meta:object-count="0"/>
  </office:meta>
</office:document-meta>
</file>